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2.491cm" style:rel-column-width="9601*"/>
    </style:style>
    <style:style style:name="Table2.B" style:family="table-column">
      <style:table-column-properties style:column-width="6.682cm" style:rel-column-width="25757*"/>
    </style:style>
    <style:style style:name="Table2.C" style:family="table-column">
      <style:table-column-properties style:column-width="7.828cm" style:rel-column-width="30177*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2.491cm" style:rel-column-width="9601*"/>
    </style:style>
    <style:style style:name="Table3.B" style:family="table-column">
      <style:table-column-properties style:column-width="6.682cm" style:rel-column-width="25757*"/>
    </style:style>
    <style:style style:name="Table3.C" style:family="table-column">
      <style:table-column-properties style:column-width="7.828cm" style:rel-column-width="30177*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3.914cm" style:rel-column-width="53635*"/>
    </style:style>
    <style:style style:name="Table1.B" style:family="table-column">
      <style:table-column-properties style:column-width="3.087cm" style:rel-column-width="11900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13.914cm" style:rel-column-width="53635*"/>
    </style:style>
    <style:style style:name="Table4.B" style:family="table-column">
      <style:table-column-properties style:column-width="3.087cm" style:rel-column-width="11900*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4.A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2.491cm" style:rel-column-width="9601*"/>
    </style:style>
    <style:style style:name="Table5.B" style:family="table-column">
      <style:table-column-properties style:column-width="6.682cm" style:rel-column-width="25757*"/>
    </style:style>
    <style:style style:name="Table5.C" style:family="table-column">
      <style:table-column-properties style:column-width="7.828cm" style:rel-column-width="30177*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13.914cm" style:rel-column-width="53635*"/>
    </style:style>
    <style:style style:name="Table6.B" style:family="table-column">
      <style:table-column-properties style:column-width="3.087cm" style:rel-column-width="11900*"/>
    </style:style>
    <style:style style:name="Table6.1" style:family="table-row">
      <style:table-row-properties fo:keep-together="auto"/>
    </style:style>
    <style:style style:name="Table6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6.A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A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A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A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2.491cm" style:rel-column-width="9601*"/>
    </style:style>
    <style:style style:name="Table7.B" style:family="table-column">
      <style:table-column-properties style:column-width="6.682cm" style:rel-column-width="25757*"/>
    </style:style>
    <style:style style:name="Table7.C" style:family="table-column">
      <style:table-column-properties style:column-width="7.828cm" style:rel-column-width="30177*"/>
    </style:style>
    <style:style style:name="Table7.1" style:family="table-row">
      <style:table-row-properties fo:keep-together="auto"/>
    </style:style>
    <style:style style:name="Table7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7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C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C3" style:family="table-cell">
      <style:table-cell-properties style:vertical-align="" fo:background-color="#ffff99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C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C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Ubuntu" officeooo:rsid="00ac0712" officeooo:paragraph-rsid="00ac0712"/>
    </style:style>
    <style:style style:name="P2" style:family="paragraph" style:parent-style-name="Text_20_body">
      <style:text-properties style:font-name="Ubuntu" fo:font-weight="bold" officeooo:rsid="00ac0712" officeooo:paragraph-rsid="00ac0712" style:font-weight-asian="bold" style:font-weight-complex="bold"/>
    </style:style>
    <style:style style:name="P3" style:family="paragraph" style:parent-style-name="Text_20_body">
      <style:text-properties style:font-name="Ubuntu" officeooo:rsid="00ace6ec" officeooo:paragraph-rsid="00ac0712"/>
    </style:style>
    <style:style style:name="P4" style:family="paragraph" style:parent-style-name="Text_20_body">
      <style:paragraph-properties fo:line-height="120%"/>
      <style:text-properties style:font-name="Ubuntu" officeooo:rsid="00ac9ccb" officeooo:paragraph-rsid="00ac9ccb"/>
    </style:style>
    <style:style style:name="P5" style:family="paragraph" style:parent-style-name="Text_20_body">
      <style:text-properties style:font-name="Ubuntu" officeooo:rsid="00b0407a" officeooo:paragraph-rsid="00b0407a"/>
    </style:style>
    <style:style style:name="P6" style:family="paragraph" style:parent-style-name="Text_20_body">
      <style:text-properties fo:color="#000000" style:font-name="Ubuntu" fo:font-style="normal" fo:font-weight="normal" officeooo:rsid="00800642" officeooo:paragraph-rsid="00ac0712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color="#000000" style:font-name="Ubuntu" fo:font-style="normal" fo:font-weight="normal" officeooo:rsid="008554c9" officeooo:paragraph-rsid="00ac0712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color="#000000" style:font-name="Ubuntu" fo:font-style="normal" fo:font-weight="normal" officeooo:rsid="00ad9b17" officeooo:paragraph-rsid="00ad9b17" fo:background-color="#ffff99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officeooo:paragraph-rsid="00ad9b17"/>
    </style:style>
    <style:style style:name="P10" style:family="paragraph" style:parent-style-name="Text_20_body">
      <style:text-properties officeooo:paragraph-rsid="00bd99eb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ad9b17" officeooo:paragraph-rsid="00ad9b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ad9b17" officeooo:paragraph-rsid="00b4ba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ad9b17" officeooo:paragraph-rsid="00bd99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ad9b17" officeooo:paragraph-rsid="00ad9b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ad9b17" officeooo:paragraph-rsid="00b4b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ad9b17" officeooo:paragraph-rsid="00b5da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ad9b17" officeooo:paragraph-rsid="00bd99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b6035e" officeooo:paragraph-rsid="00b603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b9575c" officeooo:paragraph-rsid="00b957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b9575c" officeooo:paragraph-rsid="00bd99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bc571b" officeooo:paragraph-rsid="00bc57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bc571b" officeooo:paragraph-rsid="00bd99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bd99eb" officeooo:paragraph-rsid="00bd99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be6360" officeooo:paragraph-rsid="00be63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c2ae47" officeooo:paragraph-rsid="00c2ae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text-properties officeooo:paragraph-rsid="00ad9b17"/>
    </style:style>
    <style:style style:name="P27" style:family="paragraph" style:parent-style-name="Standard">
      <style:text-properties officeooo:paragraph-rsid="00b4ba73"/>
    </style:style>
    <style:style style:name="P28" style:family="paragraph" style:parent-style-name="Standard">
      <style:text-properties officeooo:paragraph-rsid="00bd99eb"/>
    </style:style>
    <style:style style:name="P29" style:family="paragraph" style:parent-style-name="Standard">
      <style:text-properties officeooo:paragraph-rsid="00c55365"/>
    </style:style>
    <style:style style:name="P30" style:family="paragraph" style:parent-style-name="Standard">
      <style:text-properties officeooo:paragraph-rsid="00cb5e39"/>
    </style:style>
    <style:style style:name="P31" style:family="paragraph" style:parent-style-name="Standard">
      <style:text-properties officeooo:paragraph-rsid="00cd3841"/>
    </style:style>
    <style:style style:name="P32" style:family="paragraph" style:parent-style-name="Text_20_body" style:list-style-name="L1">
      <style:text-properties fo:color="#000000" fo:font-style="normal" fo:font-weight="normal" officeooo:rsid="00819aa1" officeooo:paragraph-rsid="00ac0712" style:font-style-asian="normal" style:font-weight-asian="normal" style:font-style-complex="normal" style:font-weight-complex="normal"/>
    </style:style>
    <style:style style:name="P33" style:family="paragraph" style:parent-style-name="Text_20_body" style:list-style-name="L1">
      <style:text-properties fo:color="#000000" fo:font-style="normal" fo:font-weight="normal" officeooo:rsid="00830db7" officeooo:paragraph-rsid="00ac0712" style:font-style-asian="normal" style:font-weight-asian="normal" style:font-style-complex="normal" style:font-weight-complex="normal"/>
    </style:style>
    <style:style style:name="P34" style:family="paragraph" style:parent-style-name="Text_20_body" style:list-style-name="L1">
      <style:text-properties fo:color="#000000" style:font-name="Ubuntu" fo:font-style="normal" fo:font-weight="normal" officeooo:rsid="00819aa1" officeooo:paragraph-rsid="00ac0712" style:font-style-asian="normal" style:font-weight-asian="normal" style:font-style-complex="normal" style:font-weight-complex="normal"/>
    </style:style>
    <style:style style:name="P35" style:family="paragraph" style:parent-style-name="Text_20_body" style:list-style-name="L1">
      <style:text-properties fo:color="#000000" style:font-name="Ubuntu" fo:font-style="normal" fo:font-weight="normal" officeooo:rsid="008554c9" officeooo:paragraph-rsid="00ac0712" style:font-style-asian="normal" style:font-weight-asian="normal" style:font-style-complex="normal" style:font-weight-complex="normal"/>
    </style:style>
    <style:style style:name="P36" style:family="paragraph" style:parent-style-name="Text_20_body" style:list-style-name="L1">
      <style:text-properties fo:color="#000000" style:font-name="Ubuntu" fo:font-style="normal" fo:font-weight="normal" officeooo:rsid="00adae9b" officeooo:paragraph-rsid="00adae9b" style:font-style-asian="normal" style:font-weight-asian="normal" style:font-style-complex="normal" style:font-weight-complex="normal"/>
    </style:style>
    <style:style style:name="P37" style:family="paragraph" style:parent-style-name="Text_20_body" style:list-style-name="L2">
      <style:text-properties style:font-name="Ubuntu" officeooo:rsid="00ac9ccb" officeooo:paragraph-rsid="00ac9ccb"/>
    </style:style>
    <style:style style:name="P38" style:family="paragraph" style:parent-style-name="Text_20_body">
      <style:text-properties officeooo:paragraph-rsid="00c55365"/>
    </style:style>
    <style:style style:name="P39" style:family="paragraph" style:parent-style-name="Text_20_body" style:list-style-name="L1">
      <style:text-properties fo:color="#ff6600" fo:font-style="normal" fo:font-weight="normal" officeooo:rsid="0084891a" officeooo:paragraph-rsid="00ac0712" style:font-style-asian="normal" style:font-weight-asian="normal" style:font-style-complex="normal" style:font-weight-complex="normal"/>
    </style:style>
    <style:style style:name="P40" style:family="paragraph" style:parent-style-name="Heading_20_2">
      <style:text-properties officeooo:rsid="00ab48ff" officeooo:paragraph-rsid="00ab48ff"/>
    </style:style>
    <style:style style:name="P41" style:family="paragraph" style:parent-style-name="Heading_20_2">
      <style:paragraph-properties fo:break-before="page"/>
      <style:text-properties officeooo:rsid="00ad9b17" officeooo:paragraph-rsid="00ad9b17"/>
    </style:style>
    <style:style style:name="P42" style:family="paragraph" style:parent-style-name="Heading_20_2">
      <style:paragraph-properties fo:break-before="page"/>
      <style:text-properties officeooo:rsid="00ad9b17" officeooo:paragraph-rsid="00b18f3a"/>
    </style:style>
    <style:style style:name="P43" style:family="paragraph" style:parent-style-name="Heading_20_2">
      <style:paragraph-properties fo:break-before="page"/>
      <style:text-properties officeooo:rsid="00c55365" officeooo:paragraph-rsid="00c55365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ad9b17" officeooo:paragraph-rsid="00c55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ad9b17" officeooo:paragraph-rsid="00cb5e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ad9b17" officeooo:paragraph-rsid="00cd38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cd5d5f" officeooo:paragraph-rsid="00cd5d5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ad9b17" officeooo:paragraph-rsid="00c55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ad9b17" officeooo:paragraph-rsid="00cb5e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b6035e" officeooo:paragraph-rsid="00c55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c978f2" officeooo:paragraph-rsid="00c978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ca05e6" officeooo:paragraph-rsid="00ca05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b9575c" officeooo:paragraph-rsid="00cb5e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bc571b" officeooo:paragraph-rsid="00cb5e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cf4c79" officeooo:paragraph-rsid="00cf4c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d1cd66" officeooo:paragraph-rsid="00d1cd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d2b4c8" officeooo:paragraph-rsid="00d2b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ff6600" style:font-name="Ubuntu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Ubuntu"/>
    </style:style>
    <style:style style:name="T3" style:family="text">
      <style:text-properties style:font-name="Ubuntu" fo:font-style="italic" style:font-style-asian="italic" style:font-style-complex="italic"/>
    </style:style>
    <style:style style:name="T4" style:family="text">
      <style:text-properties officeooo:rsid="00af98dd"/>
    </style:style>
    <style:style style:name="T5" style:family="text">
      <style:text-properties officeooo:rsid="00b0407a"/>
    </style:style>
    <style:style style:name="T6" style:family="text">
      <style:text-properties officeooo:rsid="00b18416"/>
    </style:style>
    <style:style style:name="T7" style:family="text">
      <style:text-properties officeooo:rsid="00b18f3a"/>
    </style:style>
    <style:style style:name="T8" style:family="text">
      <style:text-properties officeooo:rsid="00b4ba73"/>
    </style:style>
    <style:style style:name="T9" style:family="text">
      <style:text-properties officeooo:rsid="00b5da92"/>
    </style:style>
    <style:style style:name="T10" style:family="text">
      <style:text-properties officeooo:rsid="00b7cdc1"/>
    </style:style>
    <style:style style:name="T11" style:family="text">
      <style:text-properties officeooo:rsid="00b8e008"/>
    </style:style>
    <style:style style:name="T12" style:family="text">
      <style:text-properties officeooo:rsid="00ba6fe7"/>
    </style:style>
    <style:style style:name="T13" style:family="text">
      <style:text-properties officeooo:rsid="00bfd6c5"/>
    </style:style>
    <style:style style:name="T14" style:family="text">
      <style:text-properties officeooo:rsid="00c56ac1"/>
    </style:style>
    <style:style style:name="T15" style:family="text">
      <style:text-properties officeooo:rsid="00c5d723"/>
    </style:style>
    <style:style style:name="T16" style:family="text">
      <style:text-properties officeooo:rsid="00c7b3a4"/>
    </style:style>
    <style:style style:name="T17" style:family="text">
      <style:text-properties officeooo:rsid="00cb5e39"/>
    </style:style>
    <style:style style:name="T18" style:family="text">
      <style:text-properties officeooo:rsid="00cceb57"/>
    </style:style>
    <style:style style:name="T19" style:family="text">
      <style:text-properties officeooo:rsid="00cd0b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2">2.3. Prueba de navegación</text:h>
      <text:p text:style-name="P1">Existen dos tipos de prueba de navegación:</text:p>
      <text:p text:style-name="P1"/>
      <text:p text:style-name="P2">Prueba de la sintaxis de navegación</text:p>
      <text:p text:style-name="P6">Se prueba cada uno de los mecanismos de navegación de la siguiente forma:</text:p>
      <text:list xml:id="list408926192491404493" text:style-name="L1">
        <text:list-item>
          <text:p text:style-name="P32"><text:span text:style-name="T2">Redirecciones<text:line-break/>Gestionan que el usuario introduzca una URL inexistente. </text:span><text:span text:style-name="T1">Se debería mostrar un mensaje de aviso para el usuario y redirigir la navegación a otra página.</text:span></text:p>
          <text:p text:style-name="P34">Por tanto, se prueban URLs incorrectas y comprobar que se manejan bien este tipo de incidencias.</text:p>
        </text:list-item>
        <text:list-item>
          <text:p text:style-name="P33"><text:span text:style-name="T2">Marcas de página<text:line-break/>La </text:span><text:span text:style-name="T3">webapp</text:span><text:span text:style-name="T2"> debe asegurarse de que el título de página al extraerse sea significativo al crear la marca.</text:span></text:p>
        </text:list-item>
        <text:list-item>
          <text:p text:style-name="P39"><text:span text:style-name="T2">Marcos y </text:span><text:span text:style-name="T3">frames<text:line-break/></text:span><text:span text:style-name="T2">Los mecanismos de navegación y despliegue de marcos deben probarse para que tengan el contenido correcto, la plantilla y tamaño adecuados, rendimiento de descargas y compatibilidad con el navegador.</text:span></text:p>
        </text:list-item>
        <text:list-item>
          <text:p text:style-name="P35">Mapa de sitio<text:line-break/>Proporciona una tabla de contenido completa para todas las páginas web. Se debe probar cada vínculo de entrada del mapa de sitio.</text:p>
          <text:p text:style-name="P36">En nuestra plataforma no va a existir mapa del sitio, puesto que todos los servicios se pueden acceder desde cualquier página del sitio web.</text:p>
        </text:list-item>
        <text:list-item>
          <text:p text:style-name="P35">Motores de búsqueda internos<text:line-break/>Permite buscar una palabra clave dentro del sitio web. Se debe probar la precisión y completitud de la búsqueda, las propiedades de manejo de error del motor de búsqueda y las características de búsqueda avanzadas.</text:p>
        </text:list-item>
      </text:list>
      <text:p text:style-name="P7"/>
      <text:p text:style-name="P8">Se probaran sólo en el tercer incremento.</text:p>
      <text:p text:style-name="P1"/>
      <text:p text:style-name="P2">Prueba de la semántica de navegación</text:p>
      <text:p text:style-name="P3">Para cada USN se deben contestar a las siguientes preguntas:</text:p>
      <text:list xml:id="list1213956154181667822" text:style-name="L2">
        <text:list-item>
          <text:p text:style-name="P37">¿La USN se logra en su totalidad sin error? </text:p>
        </text:list-item>
        <text:list-item>
          <text:p text:style-name="P37">¿Todo nodo de navegación (definido por una USN) se alcanza dentro del contexto de las rutas de navegación definidas por la USN? </text:p>
        </text:list-item>
        <text:list-item>
          <text:p text:style-name="P37"><text:soft-page-break/>¿Existe un mecanismo (distinto a la flecha “retroceso” del navegador) para regresar al nodo de navegación anterior y al comienzo de la ruta de navegación? </text:p>
        </text:list-item>
        <text:list-item>
          <text:p text:style-name="P37">¿Los mecanismos de navegación dentro de un gran nodo de navegación (es decir, una página web grande) funcionan de manera adecuada? </text:p>
        </text:list-item>
        <text:list-item>
          <text:p text:style-name="P37">Si una función debe ejecutarse en un nodo y el usuario elige no proporcionar entrada, ¿el resto de la USN puede completarse? </text:p>
        </text:list-item>
        <text:list-item>
          <text:p text:style-name="P37">Si una función debe ejecutarse en un nodo y ocure un error en el procesamiento de la función, ¿la USN puede completarse?</text:p>
        </text:list-item>
        <text:list-item>
          <text:p text:style-name="P37">¿Los nombres de nodo son significativos para los usuarios finales? </text:p>
        </text:list-item>
        <text:list-item>
          <text:p text:style-name="P37">¿El usuario entiende su ubicación dentro de la arquitectura de contenido conforme se ejecuta la USN?</text:p>
        </text:list-item>
      </text:list>
      <text:p text:style-name="P4"/>
      <text:h text:style-name="P41" text:outline-level="2">2.3.1. Incremento <text:span text:style-name="T6">1</text:span></text:h>
      <text:p text:style-name="P5">Como es necesaria la correcta implementación de la gestión de usuarios del incremento 2 para que las USN sean ejecutadas en su totalidad, se posponen la USN-003, USN-004, USN-008 y USN-009 correspondientes a los casos de uso del incremento 1. </text:p>
      <text:p text:style-name="P5">La ejecución de las pruebas correspondientes se realizarán durante las pruebas del incremento 2.</text:p>
      <text:p text:style-name="P9"/>
      <text:h text:style-name="P42" text:outline-level="2">2.3.<text:span text:style-name="T7">2</text:span>. Incremento <text:span text:style-name="T7">2</text:span></text:h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float" office:value="0">
            <text:p text:style-name="P11">P-0<text:span text:style-name="T8">17</text:span></text:p>
          </table:table-cell>
          <table:table-cell table:style-name="Table2.B1" table:number-columns-spanned="2" office:value-type="float" office:value="0">
            <text:p text:style-name="P11">Se evalúa la correcta ejecución de la navegación para cada una de las USN del incremento 1.</text:p>
          </table:table-cell>
          <table:covered-table-cell/>
        </table:table-row>
        <table:table-row>
          <table:table-cell table:style-name="Table2.A2" table:number-rows-spanned="4" office:value-type="float" office:value="0">
            <text:p text:style-name="P11">Evaluación</text:p>
          </table:table-cell>
          <table:table-cell table:style-name="Table2.B2" office:value-type="string">
            <text:p text:style-name="P14">USN-00<text:span text:style-name="T4">3</text:span></text:p>
          </table:table-cell>
          <table:table-cell table:style-name="Table2.C2" office:value-type="string">
            <text:p text:style-name="P23">Correcto</text:p>
          </table:table-cell>
        </table:table-row>
        <table:table-row>
          <table:covered-table-cell/>
          <table:table-cell table:style-name="Table2.B3" office:value-type="string">
            <text:p text:style-name="P14">USN-00<text:span text:style-name="T4">4</text:span></text:p>
          </table:table-cell>
          <table:table-cell table:style-name="Table2.C3" office:value-type="string">
            <text:p text:style-name="P23">Correcto</text:p>
          </table:table-cell>
        </table:table-row>
        <table:table-row>
          <table:covered-table-cell/>
          <table:table-cell table:style-name="Table2.B5" office:value-type="string">
            <text:p text:style-name="P14">USN-00<text:span text:style-name="T5">8</text:span></text:p>
          </table:table-cell>
          <table:table-cell table:style-name="Table2.C4" office:value-type="string">
            <text:p text:style-name="P23">Correcto</text:p>
          </table:table-cell>
        </table:table-row>
        <table:table-row>
          <table:covered-table-cell/>
          <table:table-cell table:style-name="Table2.B5" office:value-type="string">
            <text:p text:style-name="P18">USN-009</text:p>
          </table:table-cell>
          <table:table-cell table:style-name="Table2.C5" office:value-type="string">
            <text:p text:style-name="P23">Correcto</text:p>
          </table:table-cell>
        </table:table-row>
      </table:table>
      <text:p text:style-name="P26"/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float" office:value="0">
            <text:p text:style-name="P12">P-0<text:span text:style-name="T8">18</text:span></text:p>
          </table:table-cell>
          <table:table-cell table:style-name="Table3.B1" table:number-columns-spanned="2" office:value-type="float" office:value="0">
            <text:p text:style-name="P12">Se evalúa la correcta ejecución de la navegación para cada una de las USN del incremento <text:span text:style-name="T9">2</text:span>.</text:p>
          </table:table-cell>
          <table:covered-table-cell/>
        </table:table-row>
        <table:table-row>
          <table:table-cell table:style-name="Table3.A2" table:number-rows-spanned="4" office:value-type="float" office:value="0">
            <text:p text:style-name="P12">Evaluación</text:p>
          </table:table-cell>
          <table:table-cell table:style-name="Table3.B2" office:value-type="string">
            <text:p text:style-name="P15">USN-00<text:span text:style-name="T9">1</text:span></text:p>
          </table:table-cell>
          <table:table-cell table:style-name="Table3.C2" office:value-type="string">
            <text:p text:style-name="P24">Correcto</text:p>
          </table:table-cell>
        </table:table-row>
        <table:table-row>
          <table:covered-table-cell/>
          <table:table-cell table:style-name="Table3.B3" office:value-type="string">
            <text:p text:style-name="P15">USN-00<text:span text:style-name="T9">2</text:span></text:p>
          </table:table-cell>
          <table:table-cell table:style-name="Table3.C3" office:value-type="string">
            <text:p text:style-name="P24">Correcto</text:p>
          </table:table-cell>
        </table:table-row>
        <table:table-row>
          <table:covered-table-cell/>
          <table:table-cell table:style-name="Table3.B5" office:value-type="string">
            <text:p text:style-name="P16">USN-00<text:span text:style-name="T9">6</text:span></text:p>
          </table:table-cell>
          <table:table-cell table:style-name="Table3.C5" office:value-type="string">
            <text:p text:style-name="P24">Correcto</text:p>
          </table:table-cell>
        </table:table-row>
        <table:table-row>
          <table:covered-table-cell/>
          <table:table-cell table:style-name="Table3.B5" office:value-type="string">
            <text:p text:style-name="P25">USN-010</text:p>
          </table:table-cell>
          <table:table-cell table:style-name="Table3.C5" office:value-type="string">
            <text:p text:style-name="P25">Correcto</text:p>
          </table:table-cell>
        </table:table-row>
      </table:table>
      <text:p text:style-name="P2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11">P-0<text:span text:style-name="T10">17</text:span>: USN-00<text:span text:style-name="T11">3, USN-004, USN-008, USN-009</text:span></text:p>
          </table:table-cell>
          <table:table-cell table:style-name="Table1.B1" office:value-type="float" office:value="0">
            <text:p text:style-name="P11">Evaluación</text:p>
          </table:table-cell>
        </table:table-row>
        <table:table-row>
          <table:table-cell table:style-name="Table1.A2" office:value-type="string">
            <text:p text:style-name="P14">¿La USN se logra en su totalidad sin error? </text:p>
          </table:table-cell>
          <table:table-cell table:style-name="Table1.B2" office:value-type="string">
            <text:p text:style-name="P19">Sí</text:p>
          </table:table-cell>
        </table:table-row>
        <table:table-row>
          <table:table-cell table:style-name="Table1.A3" office:value-type="string">
            <text:p text:style-name="P14">¿Todo nodo de navegación (definido por una USN) se alcanza dentro del contexto de las rutas de navegación definidas por la USN? </text:p>
          </table:table-cell>
          <table:table-cell table:style-name="Table1.B3" office:value-type="string">
            <text:p text:style-name="P19">Sí</text:p>
          </table:table-cell>
        </table:table-row>
        <table:table-row>
          <table:table-cell table:style-name="Table1.A4" office:value-type="string">
            <text:p text:style-name="P14">¿Existe un mecanismo (distinto a la flecha “retroceso” del navegador) para regresar al nodo de navegación anterior y al comienzo de la ruta de navegación? </text:p>
          </table:table-cell>
          <table:table-cell table:style-name="Table1.B4" office:value-type="string">
            <text:p text:style-name="P19">No aplica – <text:span text:style-name="T12">La profundidad de la navegación es de 1</text:span></text:p>
          </table:table-cell>
        </table:table-row>
        <table:table-row>
          <table:table-cell table:style-name="Table1.A9" office:value-type="string">
            <text:p text:style-name="P14">¿Los mecanismos de navegación dentro de un gran nodo de navegación (es decir, una página web grande) funcionan de manera adecuada? </text:p>
          </table:table-cell>
          <table:table-cell table:style-name="Table1.B5" office:value-type="string">
            <text:p text:style-name="P21">Sí</text:p>
          </table:table-cell>
        </table:table-row>
        <table:table-row>
          <table:table-cell table:style-name="Table1.A9" office:value-type="string">
            <text:p text:style-name="P14">Si una función debe ejecutarse en un nodo y el usuario elige no proporcionar entrada, ¿el resto de la USN puede completarse? </text:p>
          </table:table-cell>
          <table:table-cell table:style-name="Table1.B6" office:value-type="string">
            <text:p text:style-name="P21">Sí</text:p>
          </table:table-cell>
        </table:table-row>
        <table:table-row>
          <table:table-cell table:style-name="Table1.A7" office:value-type="string">
            <text:p text:style-name="P14">Si una función debe ejecutarse en un nodo y ocur<text:span text:style-name="T19">r</text:span>e un error en el procesamiento de la función, ¿la USN puede completarse? </text:p>
          </table:table-cell>
          <table:table-cell table:style-name="Table1.B7" office:value-type="string">
            <text:p text:style-name="P21">Sí</text:p>
          </table:table-cell>
        </table:table-row>
        <table:table-row>
          <table:table-cell table:style-name="Table1.A8" office:value-type="string">
            <text:p text:style-name="P14">¿Los nombres de nodo son significativos para los usuarios finales? </text:p>
          </table:table-cell>
          <table:table-cell table:style-name="Table1.B8" office:value-type="string">
            <text:p text:style-name="P21">Sí</text:p>
          </table:table-cell>
        </table:table-row>
        <table:table-row>
          <table:table-cell table:style-name="Table1.A9" office:value-type="string">
            <text:p text:style-name="P14">¿El usuario entiende su ubicación dentro de la arquitectura de contenido conforme se ejecuta la USN?</text:p>
          </table:table-cell>
          <table:table-cell table:style-name="Table1.B9" office:value-type="string">
            <text:p text:style-name="P21">Sí</text:p>
          </table:table-cell>
        </table:table-row>
      </table:table>
      <text:p text:style-name="P9"/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float" office:value="0">
            <text:p text:style-name="P13">P-0<text:span text:style-name="T10">18</text:span>: USN-00<text:span text:style-name="T13">1, USN-002, USN-006, USN-010</text:span></text:p>
          </table:table-cell>
          <table:table-cell table:style-name="Table4.B1" office:value-type="float" office:value="0">
            <text:p text:style-name="P13"><text:span text:style-name="T13">Ev</text:span>aluación</text:p>
          </table:table-cell>
        </table:table-row>
        <table:table-row>
          <table:table-cell table:style-name="Table4.A2" office:value-type="string">
            <text:p text:style-name="P17">¿La USN se logra en su totalidad sin error? </text:p>
          </table:table-cell>
          <table:table-cell table:style-name="Table4.B2" office:value-type="string">
            <text:p text:style-name="P20">Sí</text:p>
          </table:table-cell>
        </table:table-row>
        <table:table-row>
          <table:table-cell table:style-name="Table4.A3" office:value-type="string">
            <text:p text:style-name="P17">¿Todo nodo de navegación (definido por una USN) se alcanza dentro del <text:soft-page-break/>contexto de las rutas de navegación definidas por la USN? </text:p>
          </table:table-cell>
          <table:table-cell table:style-name="Table4.B3" office:value-type="string">
            <text:p text:style-name="P20">Sí</text:p>
          </table:table-cell>
        </table:table-row>
        <table:table-row>
          <table:table-cell table:style-name="Table4.A4" office:value-type="string">
            <text:p text:style-name="P17">¿Existe un mecanismo (distinto a la flecha “retroceso” del navegador) para regresar al nodo de navegación anterior y al comienzo de la ruta de navegación? </text:p>
          </table:table-cell>
          <table:table-cell table:style-name="Table4.B4" office:value-type="string">
            <text:p text:style-name="P20">No aplica – <text:span text:style-name="T12">La profundidad de navegación es de 1</text:span></text:p>
          </table:table-cell>
        </table:table-row>
        <table:table-row>
          <table:table-cell table:style-name="Table4.A9" office:value-type="string">
            <text:p text:style-name="P17">¿Los mecanismos de navegación dentro de un gran nodo de navegación (es decir, una página web grande) funcionan de manera adecuada? </text:p>
          </table:table-cell>
          <table:table-cell table:style-name="Table4.B5" office:value-type="string">
            <text:p text:style-name="P22">Sí</text:p>
          </table:table-cell>
        </table:table-row>
        <table:table-row>
          <table:table-cell table:style-name="Table4.A9" office:value-type="string">
            <text:p text:style-name="P17">Si una función debe ejecutarse en un nodo y el usuario elige no proporcionar entrada, ¿el resto de la USN puede completarse? </text:p>
          </table:table-cell>
          <table:table-cell table:style-name="Table4.B6" office:value-type="string">
            <text:p text:style-name="P22">Sí</text:p>
          </table:table-cell>
        </table:table-row>
        <table:table-row>
          <table:table-cell table:style-name="Table4.A7" office:value-type="string">
            <text:p text:style-name="P17">Si una función debe ejecutarse en un nodo y ocur<text:span text:style-name="T19">r</text:span>e un error en el procesamiento de la función, ¿la USN puede completarse? </text:p>
          </table:table-cell>
          <table:table-cell table:style-name="Table4.B7" office:value-type="string">
            <text:p text:style-name="P22">Sí</text:p>
          </table:table-cell>
        </table:table-row>
        <table:table-row>
          <table:table-cell table:style-name="Table4.A8" office:value-type="string">
            <text:p text:style-name="P17">¿Los nombres de nodo son significativos para los usuarios finales? </text:p>
          </table:table-cell>
          <table:table-cell table:style-name="Table4.B8" office:value-type="string">
            <text:p text:style-name="P22">Sí</text:p>
          </table:table-cell>
        </table:table-row>
        <table:table-row>
          <table:table-cell table:style-name="Table4.A9" office:value-type="string">
            <text:p text:style-name="P17">¿El usuario entiende su ubicación dentro de la arquitectura de contenido conforme se ejecuta la USN?</text:p>
          </table:table-cell>
          <table:table-cell table:style-name="Table4.B9" office:value-type="string">
            <text:p text:style-name="P22">Sí</text:p>
          </table:table-cell>
        </table:table-row>
      </table:table>
      <text:p text:style-name="P28"/>
      <text:h text:style-name="P43" text:outline-level="2">2.3.3. Incremento 3</text:h>
      <text:p text:style-name="P38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float" office:value="0">
            <text:p text:style-name="P46">P-0<text:span text:style-name="T17">34</text:span></text:p>
          </table:table-cell>
          <table:table-cell table:style-name="Table7.B1" table:number-columns-spanned="2" office:value-type="float" office:value="0">
            <text:p text:style-name="P47">Se prueban los mecanismos de navegación.</text:p>
          </table:table-cell>
          <table:covered-table-cell/>
        </table:table-row>
        <table:table-row>
          <table:table-cell table:style-name="Table7.A2" table:number-rows-spanned="4" office:value-type="float" office:value="0">
            <text:p text:style-name="P46">Evaluación</text:p>
          </table:table-cell>
          <table:table-cell table:style-name="Table7.B2" office:value-type="string">
            <text:p text:style-name="P55">Redirecciones</text:p>
          </table:table-cell>
          <table:table-cell table:style-name="Table7.C2" office:value-type="string">
            <text:p text:style-name="P55">Correcto</text:p>
          </table:table-cell>
        </table:table-row>
        <table:table-row>
          <table:covered-table-cell/>
          <table:table-cell table:style-name="Table7.B3" office:value-type="string">
            <text:p text:style-name="P55">Marcas de página</text:p>
          </table:table-cell>
          <table:table-cell table:style-name="Table7.C3" office:value-type="string">
            <text:p text:style-name="P55">Aceptable – Se identifica corréctamente la página pero de forma no significativa.</text:p>
          </table:table-cell>
        </table:table-row>
        <table:table-row>
          <table:covered-table-cell/>
          <table:table-cell table:style-name="Table7.B5" office:value-type="string">
            <text:p text:style-name="P56">Mapa de sitio</text:p>
          </table:table-cell>
          <table:table-cell table:style-name="Table7.C4" office:value-type="string">
            <text:p text:style-name="P56">No aplica</text:p>
          </table:table-cell>
        </table:table-row>
        <table:table-row>
          <table:covered-table-cell/>
          <table:table-cell table:style-name="Table7.B5" office:value-type="string">
            <text:p text:style-name="P56">Motores de búsqueda internos</text:p>
          </table:table-cell>
          <table:table-cell table:style-name="Table7.C5" office:value-type="string">
            <text:p text:style-name="P57">No aplica</text:p>
          </table:table-cell>
        </table:table-row>
      </table:table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float" office:value="0">
            <text:p text:style-name="P44">P-0<text:span text:style-name="T17">35</text:span></text:p>
          </table:table-cell>
          <table:table-cell table:style-name="Table5.B1" table:number-columns-spanned="2" office:value-type="float" office:value="0">
            <text:p text:style-name="P44">Se evalúa la correcta ejecución de la navegación para cada una de las USN del incremento 1.</text:p>
          </table:table-cell>
          <table:covered-table-cell/>
        </table:table-row>
        <table:table-row>
          <table:table-cell table:style-name="Table5.A2" table:number-rows-spanned="4" office:value-type="float" office:value="0">
            <text:p text:style-name="P44">Evaluación</text:p>
          </table:table-cell>
          <table:table-cell table:style-name="Table5.B2" office:value-type="string">
            <text:p text:style-name="P48">USN-00<text:span text:style-name="T14">5</text:span></text:p>
          </table:table-cell>
          <table:table-cell table:style-name="Table5.C2" office:value-type="string">
            <text:p text:style-name="P51">Correcta</text:p>
          </table:table-cell>
        </table:table-row>
        <table:table-row>
          <table:covered-table-cell/>
          <table:table-cell table:style-name="Table5.B3" office:value-type="string">
            <text:p text:style-name="P48">USN-00<text:span text:style-name="T14">7</text:span></text:p>
          </table:table-cell>
          <table:table-cell table:style-name="Table5.C3" office:value-type="string">
            <text:p text:style-name="P51">Correcta</text:p>
          </table:table-cell>
        </table:table-row>
        <table:table-row>
          <table:covered-table-cell/>
          <table:table-cell table:style-name="Table5.B5" office:value-type="string">
            <text:p text:style-name="P48">USN-0<text:span text:style-name="T15">11</text:span></text:p>
          </table:table-cell>
          <table:table-cell table:style-name="Table5.C4" office:value-type="string">
            <text:p text:style-name="P51">Correcta</text:p>
          </table:table-cell>
        </table:table-row>
        <table:table-row>
          <table:covered-table-cell/>
          <table:table-cell table:style-name="Table5.B5" office:value-type="string">
            <text:p text:style-name="P50">USN-0<text:span text:style-name="T16">12</text:span></text:p>
          </table:table-cell>
          <table:table-cell table:style-name="Table5.C5" office:value-type="string">
            <text:p text:style-name="P52">Correcta</text:p>
          </table:table-cell>
        </table:table-row>
      </table:table>
      <text:p text:style-name="P29"/>
      <text:p text:style-name="P3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float" office:value="0">
            <text:p text:style-name="P45">P-0<text:span text:style-name="T18">35</text:span>: USN-00<text:span text:style-name="T18">5, USN-007, USN-011, USN-012</text:span></text:p>
          </table:table-cell>
          <table:table-cell table:style-name="Table6.B1" office:value-type="float" office:value="0">
            <text:p text:style-name="P45">Evaluación</text:p>
          </table:table-cell>
        </table:table-row>
        <table:table-row>
          <table:table-cell table:style-name="Table6.A2" office:value-type="string">
            <text:p text:style-name="P49">¿La USN se logra en su totalidad sin error? </text:p>
          </table:table-cell>
          <table:table-cell table:style-name="Table6.B2" office:value-type="string">
            <text:p text:style-name="P53">Sí</text:p>
          </table:table-cell>
        </table:table-row>
        <table:table-row>
          <table:table-cell table:style-name="Table6.A3" office:value-type="string">
            <text:p text:style-name="P49">¿Todo nodo de navegación (definido por una USN) se alcanza dentro del contexto de las rutas de navegación definidas por la USN? </text:p>
          </table:table-cell>
          <table:table-cell table:style-name="Table6.B3" office:value-type="string">
            <text:p text:style-name="P53">Sí</text:p>
          </table:table-cell>
        </table:table-row>
        <table:table-row>
          <table:table-cell table:style-name="Table6.A4" office:value-type="string">
            <text:p text:style-name="P49">¿Existe un mecanismo (distinto a la flecha “retroceso” del navegador) para regresar al nodo de navegación anterior y al comienzo de la ruta de navegación? </text:p>
          </table:table-cell>
          <table:table-cell table:style-name="Table6.B4" office:value-type="string">
            <text:p text:style-name="P53">No aplica – <text:span text:style-name="T12">La profundidad de la navegación es de 1</text:span></text:p>
          </table:table-cell>
        </table:table-row>
        <table:table-row>
          <table:table-cell table:style-name="Table6.A9" office:value-type="string">
            <text:p text:style-name="P49">¿Los mecanismos de navegación dentro de un gran nodo de navegación (es decir, una página web grande) funcionan de manera adecuada? </text:p>
          </table:table-cell>
          <table:table-cell table:style-name="Table6.B5" office:value-type="string">
            <text:p text:style-name="P54">Sí</text:p>
          </table:table-cell>
        </table:table-row>
        <table:table-row>
          <table:table-cell table:style-name="Table6.A9" office:value-type="string">
            <text:p text:style-name="P49">Si una función debe ejecutarse en un nodo y el usuario elige no proporcionar entrada, ¿el resto de la USN puede completarse? </text:p>
          </table:table-cell>
          <table:table-cell table:style-name="Table6.B6" office:value-type="string">
            <text:p text:style-name="P54">Sí</text:p>
          </table:table-cell>
        </table:table-row>
        <table:table-row>
          <table:table-cell table:style-name="Table6.A7" office:value-type="string">
            <text:p text:style-name="P49">Si una función debe ejecutarse en un nodo y ocur<text:span text:style-name="T19">r</text:span>e un error en el procesamiento de la función, ¿la USN puede completarse? </text:p>
          </table:table-cell>
          <table:table-cell table:style-name="Table6.B7" office:value-type="string">
            <text:p text:style-name="P54">Sí</text:p>
          </table:table-cell>
        </table:table-row>
        <table:table-row>
          <table:table-cell table:style-name="Table6.A8" office:value-type="string">
            <text:p text:style-name="P49">¿Los nombres de nodo son significativos para los usuarios finales? </text:p>
          </table:table-cell>
          <table:table-cell table:style-name="Table6.B8" office:value-type="string">
            <text:p text:style-name="P54">Sí</text:p>
          </table:table-cell>
        </table:table-row>
        <table:table-row>
          <table:table-cell table:style-name="Table6.A9" office:value-type="string">
            <text:p text:style-name="P49">¿El usuario entiende su ubicación dentro de la arquitectura de contenido conforme se ejecuta la USN?</text:p>
          </table:table-cell>
          <table:table-cell table:style-name="Table6.B9" office:value-type="string">
            <text:p text:style-name="P54">Sí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8-01-23T21:52:03.188021444</dc:date>
    <meta:editing-duration>PT6H59M34S</meta:editing-duration>
    <meta:editing-cycles>209</meta:editing-cycles>
    <meta:document-statistic meta:table-count="7" meta:image-count="0" meta:object-count="0" meta:page-count="6" meta:paragraph-count="125" meta:word-count="1086" meta:character-count="6405" meta:non-whitespace-character-count="5427"/>
  </office:meta>
</office:document-meta>
</file>